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40000022B6B443D9D.pn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outline1">
      <style:graphic-properties draw:fill-color="#ffffff" draw:auto-grow-height="true" fo:min-height="13.86cm"/>
    </style:style>
    <style:style style:name="pr4" style:family="presentation" style:parent-style-name="Glossy-notes">
      <style:graphic-properties draw:fill-color="#ffffff" fo:min-height="13.114cm"/>
    </style:style>
    <style:style style:name="pr5" style:family="presentation" style:parent-style-name="Glossy-title">
      <style:graphic-properties draw:fill-color="#ffffff" fo:min-height="3.256cm"/>
    </style:style>
    <style:style style:name="pr6" style:family="presentation" style:parent-style-name="Glossy-outline1">
      <style:graphic-properties draw:stroke="none" draw:fill="none"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text-style-name="P1" draw:layer="layout" svg:width="26cm" svg:height="3.507cm" svg:x="0.7cm" svg:y="0cm" presentation:class="title" presentation:user-transformed="true">
          <draw:text-box>
            <text:p text:style-name="P1">Reconocedor de texto matemático</text:p>
          </draw:text-box>
        </draw:frame>
        <anim:par presentation:node-type="timing-root">
          <anim:par smil:begin="id1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2">
        <office:forms form:automatic-focus="false" form:apply-design-mode="false"/>
        <draw:frame presentation:style-name="pr1" draw:text-style-name="P1" draw:layer="layout" svg:width="26.599cm" svg:height="3.507cm" svg:x="0.901cm" svg:y="-0.106cm" presentation:class="title" presentation:placeholder="true">
          <draw:text-box/>
        </draw:frame>
        <draw:frame presentation:style-name="pr3" draw:text-style-name="P3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.begin">
            <anim:transitionFilter smil:dur="1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 text:style-name="P1">Índice</text:p>
          </draw:text-box>
        </draw:frame>
        <draw:frame presentation:style-name="pr6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Reconocedor de texto matemát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fill-color="#000000" draw:fill-image-width="0cm" draw:fill-image-height="0cm"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95%" style:mirror="none"/>
    </style:style>
    <style:style style:name="pr1" style:family="presentation" style:parent-style-name="Glossy-outline1">
      <style:graphic-properties draw:fill-color="#ffffff" draw:auto-grow-height="false" fo:min-height="13.86cm"/>
    </style:style>
    <style:style style:name="pr2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3" style:family="presentation" style:parent-style-name="Glossy-backgroundobjects">
      <style:graphic-properties draw:textarea-horizontal-align="justify" draw:textarea-vertical-align="middle" draw:auto-grow-height="false"/>
    </style:style>
    <style:style style:name="pr4" style:family="presentation" style:parent-style-name="Glossy-title">
      <style:graphic-properties draw:fill-color="#ffffff" draw:auto-grow-height="false" fo:min-height="3.507cm"/>
    </style:style>
    <style:style style:name="pr5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6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4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3" draw:layer="backgroundobjects" svg:width="27.998cm" svg:height="20.999cm" svg:x="0.002cm" svg:y="1.001cm">
        <draw:image xlink:href="Pictures/10000201000002E40000022B6B443D9D.png" xlink:type="simple" xlink:show="embed" xlink:actuate="onLoad">
          <text:p text:style-name="P14"/>
        </draw:image>
      </draw:frame>
      <draw:custom-shape presentation:style-name="pr3" draw:text-style-name="P13" draw:layer="backgroundobjects" svg:width="11cm" svg:height="1.5cm" svg:x="9cm" svg:y="1.8cm">
        <text:p text:style-name="P14"/>
        <draw:enhanced-geometry svg:viewBox="0 0 21600 21600" draw:type="rectangle" draw:enhanced-path="M 0 0 L 21600 0 21600 21600 0 21600 0 0 Z N"/>
      </draw:custom-shape>
      <draw:frame presentation:style-name="pr4" draw:text-style-name="P14" draw:layer="backgroundobjects" svg:width="26.599cm" svg:height="3.506cm" svg:x="0.901cm" svg:y="-0.106cm" presentation:class="title">
        <draw:text-box>
          <text:p text:style-name="P14">Muokkaa otsikon tekstimuotoa napsauttamalla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6$Build-9309</meta:generator>
    <meta:creation-date>2008-06-01T11:17:48</meta:creation-date>
    <dc:date>2008-06-01T13:23:55</dc:date>
    <dc:language>fi-FI</dc:language>
    <meta:editing-cycles>2</meta:editing-cycles>
    <meta:editing-duration>PT7M5S</meta:editing-duration>
    <meta:template xlink:type="simple" xlink:actuate="onRequest" xlink:href="file:///usr/lib/openoffice/share/template/en-US/presnt/Glossy.otp" meta:date="2008-06-01T11:17:33"/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